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355cm" draw:marker-end-width="0.355cm" draw:fill-color="#ffffff" draw:textarea-horizontal-align="justify" draw:textarea-vertical-align="middle" draw:auto-grow-height="false" fo:min-height="0.619cm" fo:min-width="8.248cm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b2b2b2" draw:textarea-horizontal-align="justify" draw:textarea-vertical-align="middle" draw:auto-grow-height="false" fo:min-height="0.088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53cm"/>
      <style:paragraph-properties style:writing-mode="lr-tb"/>
    </style:style>
    <style:style style:name="gr4" style:family="graphic" style:parent-style-name="standard">
      <style:graphic-properties draw:fill="solid" draw:fill-color="#ffa500" draw:textarea-horizontal-align="justify" draw:textarea-vertical-align="middle" draw:auto-grow-height="false" fo:min-height="0.088cm" fo:min-width="0cm"/>
    </style:style>
    <style:style style:name="gr5" style:family="graphic" style:parent-style-name="standard">
      <style:graphic-properties draw:fill="solid" draw:fill-color="#ff3030" draw:textarea-horizontal-align="justify" draw:textarea-vertical-align="middle" draw:auto-grow-height="false" fo:min-height="0.088cm" fo:min-width="0cm"/>
    </style:style>
    <style:style style:name="gr6" style:family="graphic" style:parent-style-name="standard">
      <style:graphic-properties draw:fill="solid" draw:fill-color="#00b2ee" draw:textarea-horizontal-align="justify" draw:textarea-vertical-align="middle" draw:auto-grow-height="false" fo:min-height="0.08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8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solid" draw:fill-color="#ffa500"/>
      <style:paragraph-properties fo:text-align="center"/>
    </style:style>
    <style:style style:name="P5" style:family="paragraph">
      <loext:graphic-properties draw:fill="solid" draw:fill-color="#ff3030"/>
      <style:paragraph-properties fo:text-align="center"/>
    </style:style>
    <style:style style:name="P6" style:family="paragraph">
      <loext:graphic-properties draw:fill="solid" draw:fill-color="#00b2ee"/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8.896cm" svg:height="1.017cm" svg:x="10.105cm" svg:y="6.68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477cm" svg:height="0.478cm" svg:x="10.369cm" svg:y="6.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3" draw:layer="layout" svg:width="2.153cm" svg:height="0.725cm" svg:x="10.737cm" svg:y="6.804cm">
            <draw:text-box>
              <text:p><text:span text:style-name="T1">other</text:span></text:p>
            </draw:text-box>
          </draw:frame>
          <draw:custom-shape draw:style-name="gr4" draw:text-style-name="P4" draw:layer="layout" svg:width="0.477cm" svg:height="0.478cm" svg:x="12.469cm" svg:y="6.9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3" draw:layer="layout" svg:width="2.153cm" svg:height="0.725cm" svg:x="12.838cm" svg:y="6.805cm">
            <draw:text-box>
              <text:p><text:span text:style-name="T1">AD</text:span></text:p>
            </draw:text-box>
          </draw:frame>
          <draw:custom-shape draw:style-name="gr5" draw:text-style-name="P5" draw:layer="layout" svg:width="0.477cm" svg:height="0.478cm" svg:x="14.269cm" svg:y="6.9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3" draw:layer="layout" svg:width="2.153cm" svg:height="0.725cm" svg:x="14.639cm" svg:y="6.806cm">
            <draw:text-box>
              <text:p><text:span text:style-name="T1">HTN</text:span></text:p>
            </draw:text-box>
          </draw:frame>
          <draw:custom-shape draw:style-name="gr6" draw:text-style-name="P6" draw:layer="layout" svg:width="0.477cm" svg:height="0.478cm" svg:x="16.269cm" svg:y="6.9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3" draw:layer="layout" svg:width="2.284cm" svg:height="0.725cm" svg:x="16.64cm" svg:y="6.807cm">
            <draw:text-box>
              <text:p><text:span text:style-name="T1">AD&amp;HTN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no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7-30T08:56:16</meta:creation-date>
    <meta:generator>LibreOffice/7.0.3.1$Linux_X86_64 LibreOffice_project/00$Build-1</meta:generator>
    <dc:date>2020-11-24T09:17:56.517572060</dc:date>
    <meta:editing-duration>PT4H53M54S</meta:editing-duration>
    <meta:editing-cycles>47</meta:editing-cycles>
    <meta:document-statistic meta:object-count="10"/>
  </office:meta>
</office:document-meta>
</file>